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Nimbus Roman" style:text-underline-style="solid" style:text-underline-width="auto" style:text-underline-color="font-color" officeooo:rsid="000aa750" officeooo:paragraph-rsid="000aa750"/>
    </style:style>
    <style:style style:name="P2" style:family="paragraph" style:parent-style-name="Text_20_body">
      <style:text-properties style:font-name="Nimbus Roman" style:text-underline-style="none" officeooo:rsid="000aa750" officeooo:paragraph-rsid="000aa750"/>
    </style:style>
    <style:style style:name="P3" style:family="paragraph" style:parent-style-name="Standard">
      <style:text-properties style:font-name="Nimbus Roman"/>
    </style:style>
    <style:style style:name="P4" style:family="paragraph" style:parent-style-name="Standard">
      <style:text-properties style:font-name="Nimbus Roman" fo:font-size="18pt" officeooo:rsid="0017bdd9" style:font-size-asian="18pt" style:font-size-complex="18pt"/>
    </style:style>
    <style:style style:name="P5" style:family="paragraph" style:parent-style-name="Text_20_body">
      <style:text-properties style:font-name="Nimbus Roman" fo:font-size="18pt" officeooo:rsid="0017bdd9" officeooo:paragraph-rsid="0017bdd9" style:font-size-asian="18pt" style:font-size-complex="18pt"/>
    </style:style>
    <style:style style:name="T1" style:family="text">
      <style:text-properties officeooo:rsid="0036c7fb"/>
    </style:style>
    <style:style style:name="T2" style:family="text">
      <style:text-properties fo:font-size="18pt" fo:background-color="transparent" loext:char-shading-value="0" style:font-size-asian="18pt" style:font-size-complex="18pt"/>
    </style:style>
    <style:style style:name="T3" style:family="text">
      <style:text-properties fo:font-size="18pt" fo:background-color="#81d41a" loext:char-shading-value="0" style:font-size-asian="18pt" style:font-size-complex="18pt"/>
    </style:style>
    <style:style style:name="T4" style:family="text">
      <style:text-properties officeooo:rsid="003a1af7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3b0f7e"/>
    </style:style>
    <style:style style:name="T8" style:family="text">
      <style:text-properties officeooo:rsid="003b6cb8"/>
    </style:style>
    <style:style style:name="T9" style:family="text">
      <style:text-properties officeooo:rsid="00189176"/>
    </style:style>
    <style:style style:name="T10" style:family="text">
      <style:text-properties officeooo:rsid="003cc03c"/>
    </style:style>
    <style:style style:name="T11" style:family="text">
      <style:text-properties officeooo:rsid="0032a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</text:span> Functionality</text:p>
      <text:p text:style-name="P2"/>
      <text:p text:style-name="P3"><text:span text:style-name="T2">1. </text:span><text:span text:style-name="T3">Librarian login.</text:span></text:p>
      <text:p text:style-name="P4"/>
      <text:p text:style-name="P5"><text:span text:style-name="T4">2</text:span><text:span text:style-name="T5">. </text:span><text:span text:style-name="T6">Member login.</text:span></text:p>
      <text:p text:style-name="P5"><text:span text:style-name="T7">3</text:span>. Fetch books catalog.</text:p>
      <text:p text:style-name="P5"><text:span text:style-name="T8">4</text:span>. Search for book.</text:p>
      <text:p text:style-name="P5"><text:span text:style-name="T8">5</text:span>. Reserve a book.</text:p>
      <text:p text:style-name="P5"><text:span text:style-name="T8">6</text:span>. <text:span text:style-name="T6">Register library account (for member).</text:span></text:p>
      <text:p text:style-name="P5"><text:span text:style-name="T8">7</text:span>. <text:span text:style-name="T6">Register library account (for librarian).</text:span></text:p>
      <text:p text:style-name="P5"><text:span text:style-name="T8">8</text:span>. View pro<text:span text:style-name="T9">fil</text:span>e.</text:p>
      <text:p text:style-name="P5"><text:span text:style-name="T8">9</text:span>. Update pro<text:span text:style-name="T9">fi</text:span>le.</text:p>
      <text:p text:style-name="P5">1<text:span text:style-name="T8">0</text:span>. <text:span text:style-name="T6">Delete member account.</text:span></text:p>
      <text:p text:style-name="P5">1<text:span text:style-name="T8">1</text:span>. <text:span text:style-name="T6">Delete librarian account.</text:span></text:p>
      <text:p text:style-name="P5">1<text:span text:style-name="T8">2</text:span>. View book borrowing history.</text:p>
      <text:p text:style-name="P5">1<text:span text:style-name="T8">3</text:span>. View currently reserved books.</text:p>
      <text:p text:style-name="P5">1<text:span text:style-name="T8">4</text:span>. View currently overdue books.</text:p>
      <text:p text:style-name="P5">1<text:span text:style-name="T8">5</text:span>. Make payment.</text:p>
      <text:p text:style-name="P5">1<text:span text:style-name="T8">6</text:span>. View most popular books.</text:p>
      <text:p text:style-name="P5">1<text:span text:style-name="T8">7</text:span>. View most popular genre.</text:p>
      <text:p text:style-name="P5"><text:span text:style-name="T8">18</text:span>. View book.</text:p>
      <text:p text:style-name="P5"><text:span text:style-name="T10">19</text:span>. Add book to catalog.</text:p>
      <text:p text:style-name="P5"><text:span text:style-name="T10">20</text:span>. Update book.</text:p>
      <text:p text:style-name="P5"><text:soft-page-break/>2<text:span text:style-name="T10">1</text:span>. Delete book.</text:p>
      <text:p text:style-name="P5">2<text:span text:style-name="T10">2</text:span>. Assign book to a member (who reserved it).</text:p>
      <text:p text:style-name="P5">2<text:span text:style-name="T10">3</text:span>. Unassign book from a member (who returned it).</text:p>
      <text:p text:style-name="P5">2<text:span text:style-name="T10">4</text:span>. Update availability status of a book.</text:p>
      <text:p text:style-name="P5">2<text:span text:style-name="T10">5</text:span>. Generate reports on library inventory.</text:p>
      <text:p text:style-name="P5">2<text:span text:style-name="T10">6</text:span>. Generate reports on available books.</text:p>
      <text:p text:style-name="P5">2<text:span text:style-name="T10">7</text:span>. Generate reports on check-out books.</text:p>
      <text:p text:style-name="P5"><text:span text:style-name="T10">28</text:span>. Generate reports on overdue books.</text:p>
      <text:p text:style-name="P5"><text:span text:style-name="T10">29</text:span>. Generate reports on <text:span text:style-name="T11">fi</text:span>nes.</text:p>
      <text:p text:style-name="P5"><text:span text:style-name="T10">30</text:span>. Generate stats on borrowed books.</text:p>
      <text:p text:style-name="P5">3<text:span text:style-name="T10">1</text:span>. Generate stats on overdue books.</text:p>
      <text:p text:style-name="P5">3<text:span text:style-name="T10">2</text:span>. Generate stats on member borrowing trends.</text:p>
      <text:p text:style-name="P5">3<text:span text:style-name="T10">3</text:span>. View registered members.</text:p>
      <text:p text:style-name="P5">3<text:span text:style-name="T10">4</text:span>. View libraria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04:56.813688192</meta:creation-date>
    <dc:date>2025-10-31T16:17:56.367763042</dc:date>
    <meta:editing-duration>PT12M18S</meta:editing-duration>
    <meta:editing-cycles>32</meta:editing-cycles>
    <meta:generator>LibreOffice/25.8.2.2$Linux_X86_64 LibreOffice_project/580$Build-2</meta:generator>
    <meta:print-date>2025-10-31T16:18:40.914537370</meta:print-date>
    <meta:document-statistic meta:table-count="0" meta:image-count="0" meta:object-count="0" meta:page-count="2" meta:paragraph-count="35" meta:word-count="168" meta:character-count="1022" meta:non-whitespace-character-count="889"/>
  </office:meta>
</office:document-meta>
</file>